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moved Nested Styling</text:h>
      <text:p text:style-name="Text_20_body">In this example, the text in between square brackets contains nested span elements in v1. The text will be made plain by removing the styling.</text:p>
      <text:p text:style-name="Text_20_body">This will remain unchanged. [<delta:remove-leaving-content-start delta:removal-change-idref="ct1" delta:end-element-idref="end1"><text:span text:style-name="T1"/></delta:remove-leaving-content-start>This is bold. <delta:remove-leaving-content-start delta:removal-change-idref="ct1" delta:end-element-idref="end2"><text:span text:style-name="T2"/></delta:remove-leaving-content-start>This is bold and italic.<delta:remove-leaving-content-end delta:end-element-id="end2"/> This is bold.<delta:remove-leaving-content-end delta:end-element-id="end1"/>] This will remain un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0:21:57</meta:creation-date>
    <meta:document-statistic meta:table-count="0" meta:image-count="0" meta:object-count="0" meta:page-count="1" meta:paragraph-count="3" meta:word-count="47" meta:character-count="274"/>
    <dc:date>2010-06-24T10:23:31</dc:date>
    <dc:creator>Tristan Mitchell</dc:creator>
    <meta:editing-duration>PT00H01M37S</meta:editing-duration>
    <meta:editing-cycles>1</meta:editing-cycles>
    <meta:generator>OpenOffice.org/3.2$Unix OpenOffice.org_project/320m18$Build-9502</meta:generator>
  </office:meta>
</office:document-meta>
</file>